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1" svg:font-family="Tahoma"/>
    <style:font-face style:name="LiberationSerif" svg:font-family="LiberationSerif" style:font-family-generic="roman"/>
    <style:font-face style:name="LiberationSerif-Bold" svg:font-family="LiberationSerif-Bold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style:text-autospace="non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1pt" style:text-underline-style="solid" style:text-underline-width="auto" style:text-underline-color="font-color" fo:font-weight="bold" style:font-name-asian="LiberationSerif-Bold" style:font-size-asian="11pt" style:font-weight-asian="bold" style:font-name-complex="LiberationSerif-Bold" style:font-size-complex="11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" fo:font-size="11pt" style:text-underline-style="none" fo:font-weight="normal" officeooo:rsid="0006314a" officeooo:paragraph-rsid="0006314a" style:font-name-asian="LiberationSerif-Bold" style:font-size-asian="11pt" style:font-weight-asian="normal" style:font-name-complex="LiberationSerif-Bold" style:font-size-complex="11pt" style:font-weight-complex="normal"/>
    </style:style>
    <style:style style:name="P5" style:family="paragraph" style:parent-style-name="Standard">
      <style:paragraph-properties style:text-autospace="none"/>
      <style:text-properties style:font-name="Arial" fo:font-size="11pt" style:text-underline-style="none" fo:font-weight="normal" officeooo:rsid="0006314a" officeooo:paragraph-rsid="0006314a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" fo:font-size="11pt" fo:font-style="normal" style:text-underline-style="none" fo:font-weight="normal" officeooo:rsid="0006314a" officeooo:paragraph-rsid="0006314a" style:font-name-asian="LiberationSerif-Bold" style:font-size-asian="11pt" style:font-style-asian="normal" style:font-weight-asian="normal" style:font-name-complex="LiberationSerif-Bold" style:font-size-complex="11pt" style:font-style-complex="normal" style:font-weight-complex="normal"/>
    </style:style>
    <style:style style:name="T1" style:family="text">
      <style:text-properties style:font-name-asian="LiberationSerif" style:font-name-complex="LiberationSerif"/>
    </style:style>
    <style:style style:name="T2" style:family="text">
      <style:text-properties officeooo:rsid="0006314a" style:font-name-asian="LiberationSerif" style:font-name-complex="LiberationSerif"/>
    </style:style>
    <style:style style:name="T3" style:family="text">
      <style:text-properties style:font-name-asian="LiberationSerif-Bold" style:font-name-complex="LiberationSerif-Bold"/>
    </style:style>
    <style:style style:name="T4" style:family="text">
      <style:text-properties officeooo:rsid="000631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0 Codificación – <text:span text:style-name="T4">Juan González Cabezuelo</text:span></text:p>
      <text:p text:style-name="P1"/>
      <text:p text:style-name="P1">Contesta utilizando todos los recursos a las siguientes preguntas:</text:p>
      <text:p text:style-name="P3">1. <text:span text:style-name="T1">.Que caracteristicas debe tener el codigo a producir?</text:span></text:p>
      <text:p text:style-name="P4"><text:span text:style-name="T1">Con unas normas de codificación y un estilo claro y conciso además de fácil de entender y bien estructurado.</text:span></text:p>
      <text:p text:style-name="P3"><text:span text:style-name="T1"/></text:p>
      <text:p text:style-name="P3">2. <text:span text:style-name="T1">.Que diferencias hay entre el codigo fuente, el codigo objeto, el codigo ejecutable?</text:span></text:p>
      <text:p text:style-name="P4"><text:span text:style-name="T1">El codigo fuente es el conjunto de instrucciones escritas con el lenguaje, el codigo objetivo es el codigo fuente traducido a un lenguaje que entienda la maquina y sea interpretable por compiladores.</text:span></text:p>
      <text:p text:style-name="P3"><text:span text:style-name="T1"/></text:p>
      <text:p text:style-name="P3">3. <text:span text:style-name="T1">Diferencia entre compilacion e interpretacion.</text:span></text:p>
      <text:p text:style-name="P6"><text:span text:style-name="T1">El compilador traduce instrucciones de alto nivel a lenguaje maquina directamente mientras que el intérprete lo hace a un lenguaje intermedio para ser ejecutado inmediatamente. </text:span></text:p>
      <text:p text:style-name="P6"><text:span text:style-name="T1">El intérprete ademas traduce el codigo línea a línea y después lo ejecuta mientras que el compilador lo hace todo de una sola vez.</text:span></text:p>
      <text:p text:style-name="P3"><text:span text:style-name="T1"/></text:p>
      <text:p text:style-name="P2"><text:span text:style-name="T3">4. </text:span><text:span text:style-name="T1">Que es bytecode.</text:span></text:p>
      <text:p text:style-name="P5"><text:span text:style-name="T2">E</text:span><text:span text:style-name="T1">s un codigo intermedio mas abstracto que el codigo máquina y que es independiente del S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1" svg:font-family="Tahoma"/>
    <style:font-face style:name="LiberationSerif" svg:font-family="LiberationSerif" style:font-family-generic="roman"/>
    <style:font-face style:name="LiberationSerif-Bold" svg:font-family="LiberationSerif-Bold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7M17S</meta:editing-duration>
    <meta:editing-cycles>4</meta:editing-cycles>
    <meta:generator>LibreOffice/6.3.1.2$Windows_X86_64 LibreOffice_project/b79626edf0065ac373bd1df5c28bd630b4424273</meta:generator>
    <dc:date>2019-10-24T09:09:31.271000000</dc:date>
    <meta:document-statistic meta:table-count="0" meta:image-count="0" meta:object-count="0" meta:page-count="1" meta:paragraph-count="11" meta:word-count="164" meta:character-count="1032" meta:non-whitespace-character-count="877"/>
    <meta:user-defined meta:name="Info 1"/>
    <meta:user-defined meta:name="Info 2"/>
    <meta:user-defined meta:name="Info 3"/>
    <meta:user-defined meta:name="Info 4"/>
  </office:meta>
</office:document-meta>
</file>